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rian Cristea</text:p>
      <text:p text:style-name="P2">CPSC 501 - Assignment 3</text:p>
      <text:p text:style-name="Standard"/>
      <text:p text:style-name="P1">Refactorings:</text:p>
      <text:p text:style-name="Standard"/>
      <text:p text:style-name="Standard">The refactorings that I did:</text:p>
      <text:p text:style-name="Standard"/>
      <text:p text:style-name="Standard">I used “Pull up Method” “Extract class” in order to create the Initializer class. I had 2 main menus fro sender and receiver, but I observed that they have duplicated code. I extracted the code from both and created one single main function.</text:p>
      <text:p text:style-name="Standard"/>
      <text:p text:style-name="Standard">“Magic numbers”</text:p>
      <text:p text:style-name="Standard"/>
      <text:p text:style-name="Standard">I tried to create constant variables for the name of the file that is being received or sent. I put it in a constant variables and used the appropriate variables when needing to use them.</text:p>
      <text:p text:style-name="Standard"/>
      <text:p text:style-name="Standard">“Extract method” into constructor</text:p>
      <text:p text:style-name="Standard"/>
      <text:p text:style-name="Standard">For possible classes I extracted function ability that was written in the main and put it in the constructor of a class. Therefore, the class will initialize the appropriate variables by itself when called.</text:p>
      <text:p text:style-name="Standard"/>
      <text:p text:style-name="Standard">“If statements”</text:p>
      <text:p text:style-name="Standard"/>
      <text:p text:style-name="Standard">Tried to not use if statements in a certain class after the object has been initiated. I also used the switch statement learned in your tutorial class.</text:p>
      <text:p text:style-name="Standard"/>
      <text:p text:style-name="Standard">“Duplicate code”</text:p>
      <text:p text:style-name="Standard"/>
      <text:p text:style-name="Standard">I tried to minimize the duplicate code that I have. In some cases I proffered to leave it as to not complicate the code even more.</text:p>
      <text:p text:style-name="Standard"/>
      <text:p text:style-name="Standard">Conclusion:</text:p>
      <text:p text:style-name="Standard"/>
      <text:p text:style-name="Standard">This assignments needs more refactorings, but now I am satisfied with its logical flow. It can be read easily, even though the main is a bit large. I omitted “Inappropriate Intimacy” to some classes due to the nature of this assignmen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ristea </meta:initial-creator>
    <meta:creation-date>2012-11-14T15:15:26</meta:creation-date>
    <dc:date>2012-11-14T16:03:21</dc:date>
    <dc:creator>acristea </dc:creator>
    <meta:editing-duration>PT47M55S</meta:editing-duration>
    <meta:editing-cycles>2</meta:editing-cycles>
    <meta:generator>LibreOffice/3.4$Unix LibreOffice_project/340m1$Build-502</meta:generator>
    <meta:document-statistic meta:table-count="0" meta:image-count="0" meta:object-count="0" meta:page-count="1" meta:paragraph-count="15" meta:word-count="230" meta:character-count="1319" meta:non-whitespace-character-count="1104"/>
  </office:meta>
</office:document-meta>
</file>